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paragraph-properties fo:text-align="center" style:justify-single-word="false"/>
      <style:text-properties style:font-name="Cambria"/>
    </style:style>
    <style:style style:name="P3" style:family="paragraph" style:parent-style-name="Text_20_body" style:list-style-name="L1">
      <style:text-properties style:font-name="Cambria"/>
    </style:style>
    <style:style style:name="P4" style:family="paragraph" style:parent-style-name="Text_20_body" style:list-style-name="L2">
      <style:text-properties style:font-name="Cambria"/>
    </style:style>
    <style:style style:name="P5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9" style:family="paragraph" style:parent-style-name="Standard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en" fo:country="US" style:font-name-asian="Times New Roman1" style:font-name-complex="Times New Roman1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fo:language="ru" fo:country="RU" fo:font-weight="normal" style:font-weight-asian="normal" style:font-weight-complex="normal"/>
    </style:style>
    <style:style style:name="T5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7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9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7" style:family="text">
      <style:text-properties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asian="Times New Roman1" style:font-name-complex="Times New Roman1"/>
    </style:style>
    <style:style style:name="T21" style:family="text">
      <style:text-properties fo:language="en" fo:country="US" style:font-name-asian="Times New Roman1" style:font-name-complex="Times New Roman1"/>
    </style:style>
    <style:style style:name="T2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24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25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1.03cm" svg:height="0.85cm" draw:z-index="0"><draw:image xlink:href="../../odt/images/0042.png" xlink:type="simple" xlink:show="embed" xlink:actuate="onLoad"/></draw:frame></text:p>
          </table:table-cell>
          <table:table-cell table:style-name="Table1.B1" office:value-type="string">
            <text:h text:style-name="P6" text:outline-level="1"><text:span text:style-name="T10">Параболическая</text:span> функци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1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1.829cm" svg:height="1.67cm" draw:z-index="1"><draw:image xlink:href="../../odt/images/0042_in_scheme.png" xlink:type="simple" xlink:show="embed" xlink:actuate="onLoad"/></draw:frame></text:p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9"/>
          </table:table-cell>
        </table:table-row>
        <table:table-row table:style-name="Table1.3">
          <table:table-cell table:style-name="Table1.A2" table:number-columns-spanned="2" office:value-type="string">
            <text:p text:style-name="P1">Блок <text:span text:style-name="T10">реализует преобразование входного сигнала (скалярного или векторного) </text:span>по формуле:</text:p>
            <text:p text:style-name="P2"><draw:frame draw:style-name="fr3" draw:name="Объект1" text:anchor-type="as-char" svg:width="6.062cm" svg:height="0.737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1">где <draw:frame draw:style-name="fr3" draw:name="Объект2" text:anchor-type="as-char" svg:width="2.237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 – коэффициенты параболы, <text:s/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– входно<text:span text:style-name="T10">й и выходной сигналы</text:span>.</text:p>
            <text:p text:style-name="P1"><text:span text:style-name="T11">Свойства</text:span>:</text:p>
            <text:list xml:id="list4184371828346814314" text:style-name="L1">
              <text:list-item>
                <text:p text:style-name="P3"><text:span text:style-name="T20">Свободный член – коэффициент </text:span><text:span text:style-name="T20"><draw:frame draw:style-name="fr3" draw:name="Объект4" text:anchor-type="as-char" svg:width="0.637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0">.</text:span></text:p>
              </text:list-item>
              <text:list-item>
                <text:p text:style-name="P3"><text:span text:style-name="T20">Коэффициент при t – коэффициент </text:span><text:span text:style-name="T20"><draw:frame draw:style-name="fr3" draw:name="Объект5" text:anchor-type="as-char" svg:width="0.63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20">.</text:span></text:p>
              </text:list-item>
              <text:list-item>
                <text:p text:style-name="P3"><text:span text:style-name="T20">Коэффициент при t</text:span><text:span text:style-name="T21">^2</text:span><text:span text:style-name="T20"> – коэффициент </text:span><text:span text:style-name="T20"><draw:frame draw:style-name="fr3" draw:name="Объект6" text:anchor-type="as-char" svg:width="0.64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0">.</text:span></text:p>
              </text:list-item>
            </text:list>
            <text:p text:style-name="P1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1"><text:span text:style-name="T18">Примечани</text:span><text:span text:style-name="T11">я</text:span>:</text:p>
            <text:list xml:id="list8770158711799335133" text:style-name="L2">
              <text:list-item>
                <text:p text:style-name="P4">По умолчанию данный блок реализует квадратичное преобразование входного <text:span text:style-name="T19">скалярного</text:span> сигнала с<text:span text:style-name="T10">о свойствами </text:span><draw:frame draw:style-name="fr3" draw:name="Object1" text:anchor-type="as-char" svg:width="4.33cm" svg:height="0.62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5"><text:span text:style-name="T22">Именованные свойства </text:span><text:span text:style-name="T15">могут быть заданы </text:span><text:span text:style-name="T22">как </text:span><text:span text:style-name="T25">локальные</text:span><text:span text:style-name="T22"> переменные модели (или субмодели) во вкладке </text:span><text:span text:style-name="T25">Параметры,</text:span><text:span text:style-name="T22"> как </text:span><text:span text:style-name="T25">глобальные</text:span><text:span text:style-name="T22"> сигналы проекта при помощи пункта главного меню </text:span><text:span text:style-name="T13">Сервис</text:span><text:span text:style-name="T22"> </text:span><text:span text:style-name="T23">→</text:span><text:span text:style-name="T24"> </text:span><text:span text:style-name="T26">Сигналы,</text:span><text:span text:style-name="T22"> </text:span><text:span text:style-name="T15">или как </text:span><text:span text:style-name="T13">внешние</text:span><text:span text:style-name="T1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араболическая функция</dc:title>
    <dc:date>2014-11-29T01:18:03.93</dc:date>
    <meta:generator>OpenOffice/4.1.1$Win32 OpenOffice.org_project/411m6$Build-9775</meta:generator>
    <meta:editing-duration>PT2H55M58S</meta:editing-duration>
    <meta:editing-cycles>142</meta:editing-cycles>
    <meta:document-statistic meta:table-count="1" meta:image-count="2" meta:object-count="7" meta:page-count="1" meta:paragraph-count="17" meta:word-count="121" meta:character-count="83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sub>
            <mi>a</mi>
            <mn>0</mn>
          </msub>
          <mo stretchy="false">+</mo>
          <mrow>
            <msub>
              <mi>a</mi>
              <mn>1</mn>
            </msub>
            <mo stretchy="false">⋅</mo>
            <mi>x</mi>
          </mrow>
        </mrow>
      </mrow>
      <mrow>
        <mrow>
          <mo stretchy="false">(</mo>
          <mrow>
            <mi>t</mi>
          </mrow>
          <mo stretchy="false">)</mo>
        </mrow>
        <mo stretchy="false">+</mo>
        <mrow>
          <msub>
            <mi>a</mi>
            <mn>2</mn>
          </msub>
          <mo stretchy="false">⋅</mo>
          <msup>
            <mfenced open="(" close=")">
              <mrow>
                <mi>x</mi>
                <mrow>
                  <mo stretchy="false">(</mo>
                  <mrow>
                    <mi>t</mi>
                  </mrow>
                  <mo stretchy="false">)</mo>
                </mrow>
              </mrow>
            </mfenced>
            <mn>2</mn>
          </msup>
        </mrow>
      </mrow>
    </mrow>
    <annotation encoding="StarMath 5.0">y(t) = a_0 + a_1 cdot x(t) + a_2 cdot left ( x(t) right )^2</annotation>
  </semantics>
</math>
</file>

<file path=Object 2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5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6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7/content.xml><?xml version="1.0" encoding="utf-8"?>
<math xmlns="http://www.w3.org/1998/Math/MathML">
  <semantics>
    <mrow>
      <mrow>
        <msub>
          <mi>a</mi>
          <mn>0</mn>
        </msub>
        <mo stretchy="false">=</mo>
        <mn>0,</mn>
      </mrow>
      <mi/>
      <mrow>
        <msub>
          <mi>a</mi>
          <mn>1</mn>
        </msub>
        <mo stretchy="false">=</mo>
        <mn>0,</mn>
      </mrow>
      <mi/>
      <mrow>
        <msub>
          <mi>a</mi>
          <mn>2</mn>
        </msub>
        <mo stretchy="false">=</mo>
        <mn>1</mn>
      </mrow>
    </mrow>
    <annotation encoding="StarMath 5.0">a_0=0,~a_1=0,~a_2=1</annotation>
  </semantics>
</math>
</file>